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break-before="page" table:align="margins" fo:background-color="#dcdcdc">
        <style:background-image/>
      </style:table-properties>
    </style:style>
    <style:style style:name="Table1.A" style:family="table-column">
      <style:table-column-properties style:column-width="5.713cm" style:rel-column-width="22028*"/>
    </style:style>
    <style:style style:name="Table1.B" style:family="table-column">
      <style:table-column-properties style:column-width="5.618cm" style:rel-column-width="21661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 fo:background-color="#7abaff">
        <style:background-image/>
      </style:table-properties>
    </style:style>
    <style:style style:name="Table2.A" style:family="table-column">
      <style:table-column-properties style:column-width="5.666cm" style:rel-column-width="3212*"/>
    </style:style>
    <style:style style:name="Tab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 fo:background-color="#cdff9b">
        <style:background-image/>
      </style:table-properties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 fo:background-color="#ffce7a">
        <style:background-image/>
      </style:table-properties>
    </style:style>
    <style:style style:name="Table4.A" style:family="table-column">
      <style:table-column-properties style:column-width="5.666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 fo:background-color="#fcffaa">
        <style:background-image/>
      </style:table-properties>
    </style:style>
    <style:style style:name="Table5.A" style:family="table-column">
      <style:table-column-properties style:column-width="5.666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 Narrow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text-properties style:font-name="Arial Narrow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text-properties style:font-name="Arial Narrow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Arial Narrow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000000" style:font-name="Arial Narrow" fo:font-size="9pt" fo:font-weight="normal" fo:background-color="transparent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Arial Narrow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Arial" fo:font-weight="bold" style:font-weight-asian="bold" style:font-weight-complex="bold"/>
    </style:style>
    <style:style style:name="P12" style:family="paragraph" style:parent-style-name="Text_20_body">
      <style:paragraph-properties fo:break-before="page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style:font-name="Arial Narrow" fo:font-size="9pt" fo:font-weight="normal" fo:background-color="transparent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USER INTERFACE <text:span text:style-name="T2">[creacion de controles y modificacion de datos por el usuario]</text:span></text:p>
          </table:table-cell>
          <table:table-cell table:style-name="Table1.A1" office:value-type="string">
            <text:p text:style-name="P2">CORE <text:span text:style-name="T2">[logica general, undo's, avisos, y administracion de archivos del proyecto]</text:span></text:p>
          </table:table-cell>
          <table:table-cell table:style-name="Table1.C1" office:value-type="string">
            <text:p text:style-name="P2">CONSOLE <text:span text:style-name="T2">[aplicación de cambios y visualizacion]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etApplicationDescriptor</text:p>
          </table:table-cell>
          <table:table-cell table:style-name="Table1.A2" office:value-type="string">
            <text:p text:style-name="P1">GetApplicationDescriptor</text:p>
          </table:table-cell>
          <table:table-cell table:style-name="Table1.C2" office:value-type="string">
            <text:p text:style-name="P1">GetApplicationDescriptor</text:p>
          </table:table-cell>
        </table:table-row>
        <table:table-row>
          <table:table-cell table:style-name="Table1.A2" office:value-type="string">
            <text:p text:style-name="P1">GetInstallationPath &gt;</text:p>
          </table:table-cell>
          <table:table-cell table:style-name="Table1.A2" office:value-type="string">
            <text:p text:style-name="P1">GetInstallationPath &gt;&lt;</text:p>
          </table:table-cell>
          <table:table-cell table:style-name="Table1.C2" office:value-type="string">
            <text:p text:style-name="P1">&lt; <text:s/>GetInstallationPat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Standard"/>
      <text:p text:style-name="P3">Project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">NewProject &gt;</text:p>
            <text:p text:style-name="P9">muestra una ventana de proyecto para tomar los datos: nombre del .mol y ubicación de los datos</text:p>
            <text:p text:style-name="P9"/>
          </table:table-cell>
          <table:table-cell table:style-name="Table5.A1" office:value-type="string">
            <text:p text:style-name="P10">NewProject &gt;</text:p>
            <text:p text:style-name="P9">genera las carpetas necesarias con el nombre del proyecto y copia de la carpeta madre los datos mínimos</text:p>
          </table:table-cell>
          <table:table-cell table:style-name="Table5.C1" office:value-type="string">
            <text:p text:style-name="P10">NewProject</text:p>
            <text:p text:style-name="P9">una vez creados los archivos, solo resta abrir el proyecto nuevo, aquí llama internamente a <text:span text:style-name="T1">this-&gt;OpenProject</text:span></text:p>
          </table:table-cell>
        </table:table-row>
        <table:table-row>
          <table:table-cell table:style-name="Table5.A2" office:value-type="string">
            <text:p text:style-name="P10">OpenProject &gt;</text:p>
            <text:p text:style-name="P9">al pasarse un archivo de proyecto se transfiere el comando al core</text:p>
          </table:table-cell>
          <table:table-cell table:style-name="Table5.A2" office:value-type="string">
            <text:p text:style-name="P10">OpenProject &gt;</text:p>
            <text:p text:style-name="P9">aquí el core se asegura de que exista ese archivo, y que el usuario quiera abrirlo</text:p>
          </table:table-cell>
          <table:table-cell table:style-name="Table5.C2" office:value-type="string">
            <text:p text:style-name="P10">OpenProject &gt;</text:p>
            <text:p text:style-name="P9">inicializa la consola con el archivo mol del proyect, <text:span text:style-name="T5">si tuvo exito:</text:span></text:p>
            <text:p text:style-name="P9">llama a <text:span text:style-name="T1">GetProject</text:span>, y luego a <text:span text:style-name="T1">ProjectUpdated</text:span> para actualizar la consola</text:p>
          </table:table-cell>
        </table:table-row>
        <table:table-row>
          <table:table-cell table:style-name="Table5.A2" office:value-type="string">
            <text:p text:style-name="P10">SaveProject &gt;</text:p>
            <text:p text:style-name="P9">estando ya cargado el proyecto pasa el comando al core</text:p>
          </table:table-cell>
          <table:table-cell table:style-name="Table5.A2" office:value-type="string">
            <text:p text:style-name="P10">SaveProject &gt;</text:p>
            <text:p text:style-name="P9">aquí el core puede preguntar si esta seguro de <text:span text:style-name="T2">guardar </text:span>los cambios</text:p>
          </table:table-cell>
          <table:table-cell table:style-name="Table5.C2" office:value-type="string">
            <text:p text:style-name="P10">SaveProject &gt;</text:p>
            <text:p text:style-name="P9">aquí la consola guarda a disco el .mol, luego llama recursivamente a <text:span text:style-name="T1">this-&gt;SaveMob</text:span></text:p>
          </table:table-cell>
        </table:table-row>
        <table:table-row>
          <table:table-cell table:style-name="Table5.A2" office:value-type="string">
            <text:p text:style-name="P10">SetProject &gt;</text:p>
            <text:p text:style-name="P9">modifica el nombre del archivo mol o ubicación de los datos</text:p>
          </table:table-cell>
          <table:table-cell table:style-name="Table5.A2" office:value-type="string">
            <text:p text:style-name="P10">SetProject &gt;</text:p>
            <text:p text:style-name="P9">aquí el core tiene mucho trabajo, ya sea renombrar archivos, ya sea copiarlos a otro lado y asegurarse para ello que no haya conflictos</text:p>
          </table:table-cell>
          <table:table-cell table:style-name="Table5.C2" office:value-type="string">
            <text:p text:style-name="P10">SetProject &gt;</text:p>
            <text:p text:style-name="P9">aplicar los cambios, reinicializando si es necesario el nuevo proyecto</text:p>
            <text:p text:style-name="P9">luego llama internamente a <text:span text:style-name="T1">this&gt;ProjectUpdated</text:span></text:p>
          </table:table-cell>
        </table:table-row>
        <table:table-row>
          <table:table-cell table:style-name="Table5.A2" office:value-type="string">
            <text:p text:style-name="P10">CloseProject &gt;</text:p>
            <text:p text:style-name="P9">pide cerrar el proyecto</text:p>
          </table:table-cell>
          <table:table-cell table:style-name="Table5.A2" office:value-type="string">
            <text:p text:style-name="P10">CloseProject &gt;</text:p>
            <text:p text:style-name="P9">si todavia quedan cambios o existe algun inconveniente, el core pide confirmacion</text:p>
          </table:table-cell>
          <table:table-cell table:style-name="Table5.C2" office:value-type="string">
            <text:p text:style-name="P10">CloseProject &gt;</text:p>
            <text:p text:style-name="P9">de inicializa la consola</text:p>
          </table:table-cell>
        </table:table-row>
        <table:table-row>
          <table:table-cell table:style-name="Table5.A2" office:value-type="string">
            <text:p text:style-name="P1">GetProject &gt;</text:p>
            <text:p text:style-name="P5">pide la descripcion del proyecto actual actualizada</text:p>
          </table:table-cell>
          <table:table-cell table:style-name="Table5.A2" office:value-type="string">
            <text:p text:style-name="P1">GetProject &gt;</text:p>
            <text:p text:style-name="P5">se lo pide a la consola</text:p>
          </table:table-cell>
          <table:table-cell table:style-name="Table5.C2" office:value-type="string">
            <text:p text:style-name="P1">GetProject &gt;</text:p>
            <text:p text:style-name="P5">genera la descripcion del proyecto actualizada y la devuelve</text:p>
          </table:table-cell>
        </table:table-row>
        <table:table-row>
          <table:table-cell table:style-name="Table5.A2" office:value-type="string">
            <text:p text:style-name="P9"><text:span text:style-name="T1">ProjectUpdated&lt;</text:span></text:p>
            <text:p text:style-name="P9">llama a <text:span text:style-name="T1">GetMobDescriptors </text:span><text:span text:style-name="T2">para tener la descripcion de todos los MOBs</text:span>,</text:p>
            <text:p text:style-name="P9">actualiza los controles relacionados al proyecto: <text:span text:style-name="T1">ProjectTreeCtrl</text:span>, <text:span text:style-name="T1">LayerObjectCtrl</text:span> </text:p>
          </table:table-cell>
          <table:table-cell table:style-name="Table5.A2" office:value-type="string">
            <text:p text:style-name="P9"><text:span text:style-name="T1">ProjectUpdated&lt;</text:span></text:p>
            <text:p text:style-name="P9">pasa al GUI</text:p>
          </table:table-cell>
          <table:table-cell table:style-name="Table5.C2" office:value-type="string">
            <text:p text:style-name="P9"><text:span text:style-name="T1">ProjectUpdated&lt;</text:span></text:p>
            <text:p text:style-name="P9">pasa al core la descripcion del proyecto actualizada <text:span text:style-name="T2">para ser recargada</text:span>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/>
      <text:p text:style-name="P3"/>
      <text:p text:style-name="P4">Mob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NewMob</text:p>
            <text:p text:style-name="P5">abre el formulario de nuevo MOB [selector de plugin, nombre a utilizar, nombre del archivo de configuracion]</text:p>
          </table:table-cell>
          <table:table-cell table:style-name="Table2.B1" office:value-type="string">
            <text:p text:style-name="P1">NewMob</text:p>
            <text:p text:style-name="P5">se fija que el archivo de configuracion no exista [conflicto]</text:p>
            <text:p text:style-name="P5"/>
          </table:table-cell>
          <table:table-cell table:style-name="Table2.C1" office:value-type="string">
            <text:p text:style-name="P1">NewMob</text:p>
            <text:p text:style-name="P5">crea el config correspondiente en funcion de la defincion del config del plugin.</text:p>
            <text:p text:style-name="P5">genera el nuevo MOB dentro de la consola existente.</text:p>
            <text:p text:style-name="P5">Luego llama internamente a <text:span text:style-name="T1">this&gt;OpenMob</text:span></text:p>
          </table:table-cell>
        </table:table-row>
        <table:table-row>
          <table:table-cell table:style-name="Table2.A2" office:value-type="string">
            <text:p text:style-name="P1">OpenMob &gt;</text:p>
            <text:p text:style-name="P5">al darsele un archivo de configuracion le pasara el dato al CORE</text:p>
          </table:table-cell>
          <table:table-cell table:style-name="Table2.A2" office:value-type="string">
            <text:p text:style-name="P1">OpenMob &gt;</text:p>
            <text:p text:style-name="P5">el core se fija que este archivo de configuracion no exista dentro de la carpeta actual del proyecto [conflicto al querer ser incluido] al menos que se trate del archivo en cuestión</text:p>
          </table:table-cell>
          <table:table-cell table:style-name="Table2.C2" office:value-type="string">
            <text:p text:style-name="P1">OpenMob &gt;</text:p>
            <text:p text:style-name="P5">se asegura que el config esté cargado.</text:p>
            <text:p text:style-name="P5">Luego llama internamente a &gt;</text:p>
            <text:p text:style-name="P5"><text:span text:style-name="T1">this-&gt;EditMob</text:span> </text:p>
          </table:table-cell>
        </table:table-row>
        <table:table-row>
          <table:table-cell table:style-name="Table2.A2" office:value-type="string">
            <text:p text:style-name="P8">EditMob &lt; </text:p>
            <text:p text:style-name="P7">abre una ventana para la edición de este config</text:p>
            <text:p text:style-name="P7"/>
          </table:table-cell>
          <table:table-cell table:style-name="Table2.A2" office:value-type="string">
            <text:p text:style-name="P8">EditMob &lt;</text:p>
            <text:p text:style-name="P7">pasa el comando al GUI</text:p>
          </table:table-cell>
          <table:table-cell table:style-name="Table2.C2" office:value-type="string">
            <text:p text:style-name="P8">EditMob &lt;</text:p>
            <text:p text:style-name="P7">recursivamente hace una llamada a <text:span text:style-name="T1">this-&gt;EditParameter</text:span> por cada parámetro.</text:p>
            <text:p text:style-name="P7">Luego recursivamente por cada parámetro llama a <text:span text:style-name="T1">this&gt;EditValue</text:span> por cada valor</text:p>
          </table:table-cell>
        </table:table-row>
        <table:table-row>
          <table:table-cell table:style-name="Table2.A2" office:value-type="string">
            <text:p text:style-name="P8">CloseMob &gt;</text:p>
            <text:p text:style-name="P7">cierra el mob , eliminando la ventana</text:p>
          </table:table-cell>
          <table:table-cell table:style-name="Table2.A2" office:value-type="string">
            <text:p text:style-name="P8">CloseMob &gt;</text:p>
            <text:p text:style-name="P7">pregunta si esta seguro, en el caso de que haya cambios registrados y no sea parte del proyecto</text:p>
          </table:table-cell>
          <table:table-cell table:style-name="Table2.C2" office:value-type="string">
            <text:p text:style-name="P8">CloseMob &gt;</text:p>
            <text:p text:style-name="P7">en principio esto no afecta a la consola</text:p>
          </table:table-cell>
        </table:table-row>
        <table:table-row>
          <table:table-cell table:style-name="Table2.A2" office:value-type="string">
            <text:p text:style-name="P8">SetMob &gt;</text:p>
            <text:p text:style-name="P7">pasa la nuevo descripcion del Mob al Core para ser seteado</text:p>
          </table:table-cell>
          <table:table-cell table:style-name="Table2.A2" office:value-type="string">
            <text:p text:style-name="P8">SetMob &gt;</text:p>
            <text:p text:style-name="P7">el core pasa a <text:s/>la consola</text:p>
          </table:table-cell>
          <table:table-cell table:style-name="Table2.C2" office:value-type="string">
            <text:p text:style-name="P8">SetMob &gt;</text:p>
            <text:p text:style-name="P7">la consola actualiza este Mob, luego llama a <text:span text:style-name="T1">this&gt;MobUpdated</text:span></text:p>
          </table:table-cell>
        </table:table-row>
        <table:table-row>
          <table:table-cell table:style-name="Table2.A2" office:value-type="string">
            <text:p text:style-name="P8">SaveMob &gt;</text:p>
            <text:p text:style-name="P7">pasa la nuevo descripcion del Mob al Core para ser salvado a disco</text:p>
          </table:table-cell>
          <table:table-cell table:style-name="Table2.A2" office:value-type="string">
            <text:p text:style-name="P8">SaveMob &gt;</text:p>
            <text:p text:style-name="P7">el core pasa a <text:s/>la consola</text:p>
          </table:table-cell>
          <table:table-cell table:style-name="Table2.C2" office:value-type="string">
            <text:p text:style-name="P8">SaveMob &gt;</text:p>
            <text:p text:style-name="P7">la consola actualiza este Mob y salva a disco su config correspondiente...</text:p>
          </table:table-cell>
        </table:table-row>
        <table:table-row>
          <table:table-cell table:style-name="Table2.A2" office:value-type="string">
            <text:p text:style-name="P8">MobUpdated &lt;</text:p>
            <text:p text:style-name="P7">actualiza los controles relacionados con este MOB: <text:span text:style-name="T4">ProjectTreeCtrl&gt;MobUpdated</text:span><text:span text:style-name="T3">, </text:span><text:span text:style-name="T4">LayerObjectCtrl</text:span><text:span text:style-name="T3"> y el </text:span><text:span text:style-name="T4">childframe</text:span><text:span text:style-name="T3"> correspondiente si abierto....</text:span></text:p>
            <text:p text:style-name="P7"/>
            <text:p text:style-name="P7"/>
          </table:table-cell>
          <table:table-cell table:style-name="Table2.A2" office:value-type="string">
            <text:p text:style-name="P8">MobUpdated &lt;</text:p>
            <text:p text:style-name="P7">notifica el cambio de este Mob al GUI</text:p>
          </table:table-cell>
          <table:table-cell table:style-name="Table2.C2" office:value-type="string">
            <text:p text:style-name="P8">MobUpdated &lt;</text:p>
            <text:p text:style-name="P7">notifica el cambio de este Mob al Cor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P11"/>
      <text:p text:style-name="P12">Parameters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8">EditParameter&lt;</text:p>
            <text:p text:style-name="P7">crea el control para visualizar y editar este parámetro [crear un item dentro de la ventana del MOB, incluye un boton para agregar un nuevo valor a este parametro]</text:p>
          </table:table-cell>
          <table:table-cell table:style-name="Table4.A1" office:value-type="string">
            <text:p text:style-name="P8">EditParameter &lt;</text:p>
            <text:p text:style-name="P7">pasa al GUI</text:p>
          </table:table-cell>
          <table:table-cell table:style-name="Table4.C1" office:value-type="string">
            <text:p text:style-name="P8">EditParameter &lt;</text:p>
            <text:p text:style-name="P7">pasa este comando al core, pide la posibilidad de editar este parámetro</text:p>
            <text:p text:style-name="P7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3">Values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NewValue &gt;</text:p>
            <text:p text:style-name="P7">pide agregar un nuevo valor al parametro actual</text:p>
          </table:table-cell>
          <table:table-cell table:style-name="Table3.A1" office:value-type="string">
            <text:p text:style-name="P8">NewValue &gt;</text:p>
            <text:p text:style-name="P7">esto mismo se lo pedimos a la consola</text:p>
          </table:table-cell>
          <table:table-cell table:style-name="Table3.C1" office:value-type="string">
            <text:p text:style-name="P8">NewValue &gt;</text:p>
            <text:p text:style-name="P7">aquí se agrega directamente al config este nuevo valor.</text:p>
            <text:p text:style-name="P7">Luego se llama internamente a <text:span text:style-name="T1">this&gt;EditValue .</text:span></text:p>
            <text:p text:style-name="P7">Y luego a <text:span text:style-name="T1">this&gt;SetValue,</text:span><text:span text:style-name="T2"> para asegurarnos que la consola se actualize correctamente</text:span></text:p>
          </table:table-cell>
        </table:table-row>
        <table:table-row>
          <table:table-cell table:style-name="Table3.A2" office:value-type="string">
            <text:p text:style-name="P8">EditValuer&lt;</text:p>
            <text:p text:style-name="P7">crea el control para visualizar y editar este valor</text:p>
          </table:table-cell>
          <table:table-cell table:style-name="Table3.A2" office:value-type="string">
            <text:p text:style-name="P8">EditValue &lt;</text:p>
            <text:p text:style-name="P7">pasa</text:p>
          </table:table-cell>
          <table:table-cell table:style-name="Table3.C2" office:value-type="string">
            <text:p text:style-name="P8">EditValue &lt;</text:p>
            <text:p text:style-name="P7">pasa este comando al core, pide la posibilidad de editar este valor</text:p>
          </table:table-cell>
        </table:table-row>
        <table:table-row>
          <table:table-cell table:style-name="Table3.A2" office:value-type="string">
            <text:p text:style-name="P8">SetValue &gt;</text:p>
            <text:p text:style-name="P7">pasa el nuevo valor a setear</text:p>
          </table:table-cell>
          <table:table-cell table:style-name="Table3.A2" office:value-type="string">
            <text:p text:style-name="P8">SetValue &gt;</text:p>
            <text:p text:style-name="P7">pasa</text:p>
          </table:table-cell>
          <table:table-cell table:style-name="Table3.C2" office:value-type="string">
            <text:p text:style-name="P8">SetValue &gt;</text:p>
            <text:p text:style-name="P7">actualiza el config de la consola con el nuevo valor</text:p>
            <text:p text:style-name="P7">actualiza o reinicializa el MOB para poder ver los efectos de este cambio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4-16T09:33:49</meta:creation-date>
    <dc:creator>f c</dc:creator>
    <dc:date>2008-04-20T18:40:21</dc:date>
    <dc:language>en-US</dc:language>
    <meta:editing-cycles>20</meta:editing-cycles>
    <meta:editing-duration>PT22H19M58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132" meta:word-count="769" meta:character-count="4941"/>
  </office:meta>
</office:document-meta>
</file>